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A5000003FAE45048A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1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7cm" svg:height="13.799cm" svg:x="0.003cm" svg:y="0cm">
          <draw:image xlink:href="Pictures/10000000000005A5000003FAE45048A8.png" xlink:type="simple" xlink:show="embed" xlink:actuate="onLoad">
            <text:p/>
          </draw:image>
        </draw:frame>
        <draw:line draw:style-name="gr2" draw:text-style-name="P1" draw:layer="layout" svg:x1="4.699cm" svg:y1="1.143cm" svg:x2="9.525cm" svg:y2="1.143cm">
          <text:p/>
        </draw:line>
        <draw:frame draw:style-name="gr3" draw:layer="layout" svg:width="6.731cm" svg:height="1.139cm" svg:x="3.81cm" svg:y="0cm">
          <draw:text-box>
            <text:p>Minor Loop stretching</text:p>
          </draw:text-box>
        </draw:frame>
        <draw:frame draw:style-name="gr4" draw:layer="layout" svg:width="3.81cm" svg:height="0.962cm" svg:x="14.351cm" svg:y="0.889cm">
          <draw:text-box>
            <text:p>Major Loop</text:p>
          </draw:text-box>
        </draw:frame>
        <draw:frame draw:style-name="gr5" draw:layer="layout" svg:width="0.001cm" svg:height="1.187cm" svg:x="21.209cm" svg:y="2.79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9.59cm" fo:page-height="1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15:10:43</meta:creation-date>
    <meta:generator>LibreOffice/4.0.2.2$Linux_X86_64 LibreOffice_project/400m0$Build-2</meta:generator>
    <dc:date>2013-10-09T15:22:59</dc:date>
    <meta:editing-duration>PT7M42S</meta:editing-duration>
    <meta:editing-cycles>2</meta:editing-cycles>
    <meta:document-statistic meta:object-count="5"/>
  </office:meta>
</office:document-meta>
</file>